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mDependencyMg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mDependencyMgt.DefaultPomDependencyMgt( String groupId , String artifactId , String version ,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omDependencyMgt.getArtif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mDependencyMg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mDependencyMgt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